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Mangal1" svg:font-family="Mang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paragraph-rsid="00a5ce30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2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1021d" officeooo:paragraph-rsid="00a1021d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1021d" officeooo:paragraph-rsid="00a7d5d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4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5ce30" officeooo:paragraph-rsid="00a5ce30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78916" officeooo:paragraph-rsid="00a78916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6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9e2e6e" officeooo:paragraph-rsid="00a9a7ea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7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9e2e6e" officeooo:paragraph-rsid="00b2d4bd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8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9e2e6e" officeooo:paragraph-rsid="00bf7bb0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9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anguage="pt" fo:country="BR" officeooo:rsid="00ac49b5" officeooo:paragraph-rsid="00cf895a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0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1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paragraph-rsid="0088042d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2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paragraph-rsid="00e3851b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3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191f44" officeooo:paragraph-rsid="0088042d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4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b6a1bf" officeooo:paragraph-rsid="00b6a1bf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5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8dd717" officeooo:paragraph-rsid="009e2e6e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6" style:family="paragraph" style:parent-style-name="Standard">
      <style:paragraph-properties fo:margin-left="0.213cm" fo:margin-right="0.127cm" fo:margin-top="0cm" fo:margin-bottom="0cm" loext:contextual-spacing="false" fo:line-height="128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normal" fo:language="pt" fo:country="BR" fo:font-style="italic" fo:font-weight="normal" officeooo:rsid="00d20174" officeooo:paragraph-rsid="00d2017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7" style:family="paragraph" style:parent-style-name="Standard">
      <style:paragraph-properties fo:margin-left="0.213cm" fo:margin-right="0.127cm" fo:margin-top="0cm" fo:margin-bottom="0cm" loext:contextual-spacing="false" fo:line-height="128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normal" fo:language="pt" fo:country="BR" fo:font-style="italic" fo:font-weight="normal" officeooo:rsid="00ef46ae" officeooo:paragraph-rsid="00d04cc2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8" style:family="paragraph" style:parent-style-name="Standard">
      <style:paragraph-properties fo:margin-left="0.213cm" fo:margin-right="0.127cm" fo:margin-top="0cm" fo:margin-bottom="0cm" loext:contextual-spacing="false" fo:line-height="128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normal" fo:language="pt" fo:country="BR" fo:font-style="italic" fo:font-weight="normal" officeooo:rsid="00ef46ae" officeooo:paragraph-rsid="00e310b1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19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" fo:font-size="12pt" fo:letter-spacing="normal" fo:language="pt" fo:country="BR" fo:font-style="normal" fo:font-weight="normal" officeooo:rsid="00d627fc" officeooo:paragraph-rsid="00d627fc" style:font-name-asian="Arial1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fo:padding="0cm" fo:border="none"/>
    </style:style>
    <style:style style:name="P20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" fo:font-size="12pt" fo:letter-spacing="-0.007cm" fo:language="pt" fo:country="BR" fo:font-style="normal" fo:font-weight="bold" officeooo:rsid="00a117be" officeooo:paragraph-rsid="00844c03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a" style:font-name="Arial" fo:font-size="12pt" fo:letter-spacing="-0.007cm" fo:language="pt" fo:country="BR" fo:font-style="normal" fo:font-weight="normal" officeooo:rsid="00d627fc" officeooo:paragraph-rsid="00d627fc" style:font-name-asian="Arial1" style:font-size-asian="12pt" style:language-asian="en" style:country-asian="US" style:font-weight-asian="normal" style:font-name-complex="Arial1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-0.007cm" fo:language="pt" fo:country="BR" fo:font-style="normal" fo:font-weight="normal" officeooo:rsid="00d627fc" officeooo:paragraph-rsid="00e310b1" style:font-name-asian="Arial1" style:font-size-asian="12pt" style:language-asian="en" style:country-asian="US" style:font-weight-asian="normal" style:font-name-complex="Arial1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-0.007cm" fo:language="pt" fo:country="BR" fo:font-style="normal" fo:font-weight="normal" officeooo:rsid="00d627fc" officeooo:paragraph-rsid="00e310b1" style:font-name-asian="Arial1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fo:padding="0cm" fo:border="none"/>
    </style:style>
    <style:style style:name="P24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-0.007cm" fo:language="pt" fo:country="BR" fo:font-style="normal" fo:font-weight="normal" officeooo:rsid="0020cb45" officeooo:paragraph-rsid="00e310b1" style:font-name-asian="Arial1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fo:padding="0cm" fo:border="none"/>
    </style:style>
    <style:style style:name="P25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191f44" officeooo:paragraph-rsid="0088042d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26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191f44" officeooo:paragraph-rsid="00b3cc4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27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191f44" officeooo:paragraph-rsid="0091a7a7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28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9e2e6e" officeooo:paragraph-rsid="00b3cc4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29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9e2e6e" officeooo:paragraph-rsid="00bb3d4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0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9e2e6e" officeooo:paragraph-rsid="00b9f42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1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119a1a" officeooo:paragraph-rsid="00a9a7ea" style:font-name-asian="Arial1" style:font-size-asian="12pt" style:language-asian="en" style:country-asian="US" style:font-name-complex="Arial1" style:font-size-complex="12pt" style:language-complex="ar" style:country-complex="SA" style:text-scale="86%"/>
    </style:style>
    <style:style style:name="P32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anguage="pt" fo:country="BR" officeooo:rsid="009e2e6e" officeooo:paragraph-rsid="00b3cc4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3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anguage="pt" fo:country="BR" officeooo:rsid="009e2e6e" officeooo:paragraph-rsid="00a9a7ea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4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anguage="pt" fo:country="BR" officeooo:rsid="009e2e6e" officeooo:paragraph-rsid="00af4f48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5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anguage="pt" fo:country="BR" officeooo:rsid="009e2e6e" officeooo:paragraph-rsid="00b2d4bd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6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anguage="pt" fo:country="BR" officeooo:rsid="00a1021d" officeooo:paragraph-rsid="00aaaaf0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7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anguage="pt" fo:country="BR" officeooo:rsid="00bfd815" officeooo:paragraph-rsid="00bf7bb0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38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size="12pt" fo:language="pt" fo:country="BR" officeooo:paragraph-rsid="00e310b1" style:font-size-asian="12pt" style:font-size-complex="12pt"/>
    </style:style>
    <style:style style:name="P39" style:family="paragraph" style:parent-style-name="Standard">
      <style:paragraph-properties fo:margin-top="0cm" fo:margin-bottom="0cm" loext:contextual-spacing="false" fo:line-height="150%"/>
      <style:text-properties fo:font-size="10pt" fo:language="pt" fo:country="BR" style:font-size-asian="10pt" style:language-asian="en" style:country-asian="US" style:font-size-complex="10pt" style:language-complex="ar" style:country-complex="SA"/>
    </style:style>
    <style:style style:name="P40" style:family="paragraph" style:parent-style-name="Standard">
      <style:paragraph-properties fo:margin-left="0.213cm" fo:margin-right="0cm" fo:margin-top="0cm" fo:margin-bottom="0cm" loext:contextual-spacing="false" fo:line-height="150%" fo:text-indent="0cm" style:auto-text-indent="false">
        <style:tab-stops>
          <style:tab-stop style:position="1.446cm"/>
        </style:tab-stops>
      </style:paragraph-properties>
      <style:text-properties style:font-name="Arial" fo:font-size="12pt" fo:language="pt" fo:country="BR" fo:font-style="italic" fo:font-weight="bold" style:font-name-asian="Arial1" style:font-size-asian="12pt" style:language-asian="en" style:country-asian="US" style:font-style-asian="italic" style:font-weight-asian="bold" style:font-name-complex="Arial1" style:font-size-complex="12pt" style:language-complex="ar" style:country-complex="SA" style:font-weight-complex="bold"/>
    </style:style>
    <style:style style:name="P41" style:family="paragraph" style:parent-style-name="Standard">
      <style:paragraph-properties fo:margin-left="0.213cm" fo:margin-right="0cm" fo:margin-top="0cm" fo:margin-bottom="0cm" loext:contextual-spacing="false" fo:line-height="150%" fo:text-indent="0cm" style:auto-text-indent="false">
        <style:tab-stops>
          <style:tab-stop style:position="1.129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42" style:family="paragraph" style:parent-style-name="Standard">
      <style:paragraph-properties fo:margin-left="0.213cm" fo:margin-right="0cm" fo:margin-top="0cm" fo:margin-bottom="0cm" loext:contextual-spacing="false" fo:line-height="150%" fo:text-indent="0cm" style:auto-text-indent="false">
        <style:tab-stops>
          <style:tab-stop style:position="1.129cm"/>
        </style:tab-stops>
      </style:paragraph-properties>
      <style:text-properties officeooo:paragraph-rsid="00844c03"/>
    </style:style>
    <style:style style:name="P43" style:family="paragraph" style:parent-style-name="Standard">
      <style:paragraph-properties fo:margin-left="0.224cm" fo:margin-right="0cm" fo:margin-top="0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style:font-name="Arial" fo:font-size="12pt" fo:language="pt" fo:country="BR" fo:font-weight="bold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left="0.224cm" fo:margin-right="0cm" fo:margin-top="0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style:font-name="Arial" fo:font-size="12pt" fo:letter-spacing="normal" fo:language="pt" fo:country="BR" fo:font-weight="bold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45" style:family="paragraph" style:parent-style-name="Standard">
      <style:paragraph-properties fo:margin-left="0.224cm" fo:margin-right="0cm" fo:margin-top="0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46" style:family="paragraph" style:parent-style-name="Standard">
      <style:paragraph-properties fo:margin-left="0.224cm" fo:margin-right="0cm" fo:margin-top="0.019cm" fo:margin-bottom="0cm" loext:contextual-spacing="false" fo:line-height="150%" fo:text-indent="0cm" style:auto-text-indent="false">
        <style:tab-stops>
          <style:tab-stop style:position="0.847cm"/>
        </style:tab-stops>
      </style:paragraph-properties>
      <style:text-properties fo:language="pt" fo:country="BR" style:language-asian="en" style:country-asian="US" style:language-complex="ar" style:country-complex="SA"/>
    </style:style>
    <style:style style:name="P47" style:family="paragraph" style:parent-style-name="Standard">
      <style:paragraph-properties fo:margin-top="0.007cm" fo:margin-bottom="0cm" loext:contextual-spacing="false" fo:line-height="150%"/>
      <style:text-properties fo:language="pt" fo:country="BR" style:language-asian="en" style:country-asian="US" style:language-complex="ar" style:country-complex="SA"/>
    </style:style>
    <style:style style:name="P48" style:family="paragraph" style:parent-style-name="Standard">
      <style:paragraph-properties fo:margin-top="0.004cm" fo:margin-bottom="0cm" loext:contextual-spacing="false" fo:line-height="150%"/>
      <style:text-properties fo:font-size="14pt" fo:language="pt" fo:country="BR" style:font-size-asian="14pt" style:language-asian="en" style:country-asian="US" style:font-size-complex="14pt" style:language-complex="ar" style:country-complex="SA"/>
    </style:style>
    <style:style style:name="P49" style:family="paragraph" style:parent-style-name="Standard">
      <style:paragraph-properties fo:margin-left="4.32cm" fo:margin-right="0.13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129cm"/>
        </style:tab-stops>
      </style:paragraph-properties>
      <style:text-properties style:font-name="Arial" fo:font-size="12pt" fo:language="pt" fo:country="BR" officeooo:rsid="00119a1a" officeooo:paragraph-rsid="00a7d5d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0" style:family="paragraph" style:parent-style-name="Standard">
      <style:paragraph-properties fo:margin-left="4.32cm" fo:margin-right="0.13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129cm"/>
        </style:tab-stops>
      </style:paragraph-properties>
      <style:text-properties fo:color="#00000a" style:font-name="Arial" fo:font-size="12pt" fo:language="pt" fo:country="BR" officeooo:rsid="00119a1a" officeooo:paragraph-rsid="00b1a08e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1" style:family="paragraph" style:parent-style-name="Standard">
      <style:paragraph-properties fo:margin-left="4.32cm" fo:margin-right="0.134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.129cm"/>
        </style:tab-stops>
      </style:paragraph-properties>
      <style:text-properties fo:color="#00000a" style:font-name="Arial" fo:font-size="12pt" fo:letter-spacing="normal" fo:language="pt" fo:country="BR" officeooo:rsid="00119a1a" officeooo:paragraph-rsid="00cebdc0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2" style:family="paragraph" style:parent-style-name="Standard" style:master-page-name="Standard">
      <style:paragraph-properties fo:margin-left="1.245cm" fo:margin-right="1.166cm" fo:margin-top="0cm" fo:margin-bottom="0cm" loext:contextual-spacing="false" fo:line-height="150%" fo:text-align="justify" style:justify-single-word="false" fo:text-indent="0cm" style:auto-text-indent="false" style:page-number="auto"/>
      <style:text-properties fo:font-size="10pt" fo:language="pt" fo:country="BR" style:font-size-asian="10pt" style:language-asian="en" style:country-asian="US" style:font-size-complex="10pt" style:language-complex="ar" style:country-complex="SA"/>
    </style:style>
    <style:style style:name="P53" style:family="paragraph" style:parent-style-name="Standard" style:list-style-name="WWNum1">
      <style:paragraph-properties fo:margin-top="0cm" fo:margin-bottom="0cm" loext:contextual-spacing="false" fo:line-height="150%" fo:text-align="justify" style:justify-single-word="false"/>
      <style:text-properties style:font-name="Arial" fo:font-size="12pt" fo:letter-spacing="normal" fo:language="pt" fo:country="BR" officeooo:rsid="00a3e3aa" officeooo:paragraph-rsid="00e3851b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4" style:family="paragraph" style:parent-style-name="Standard" style:list-style-name="WWNum1">
      <style:paragraph-properties fo:margin-top="0cm" fo:margin-bottom="0cm" loext:contextual-spacing="false" fo:line-height="150%" fo:text-align="justify" style:justify-single-word="false"/>
      <style:text-properties style:font-name="Arial" fo:font-size="12pt" fo:letter-spacing="normal" fo:language="pt" fo:country="BR" officeooo:rsid="009e2e6e" officeooo:paragraph-rsid="00e3851b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5" style:family="paragraph" style:parent-style-name="Standard" style:list-style-name="WWNum1">
      <style:paragraph-properties fo:margin-top="0cm" fo:margin-bottom="0cm" loext:contextual-spacing="false" fo:line-height="150%" fo:text-align="justify" style:justify-single-word="false"/>
      <style:text-properties style:font-name="Arial" fo:font-size="12pt" fo:letter-spacing="normal" fo:language="pt" fo:country="BR" officeooo:rsid="008d7abe" officeooo:paragraph-rsid="008d7abe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6" style:family="paragraph" style:parent-style-name="Standard" style:list-style-name="WWNum1">
      <style:paragraph-properties fo:margin-top="0cm" fo:margin-bottom="0cm" loext:contextual-spacing="false" fo:line-height="150%" fo:text-align="justify" style:justify-single-word="false"/>
      <style:text-properties style:font-name="Arial" fo:font-size="12pt" fo:letter-spacing="normal" fo:language="pt" fo:country="BR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7" style:family="paragraph" style:parent-style-name="Standard" style:master-page-name="Standard">
      <style:paragraph-properties fo:margin-left="0.213cm" fo:margin-right="0cm" fo:margin-top="0cm" fo:margin-bottom="0cm" loext:contextual-spacing="false" fo:line-height="150%" fo:text-indent="0cm" style:auto-text-indent="false" style:page-number="auto">
        <style:tab-stops>
          <style:tab-stop style:position="1.129cm"/>
        </style:tab-stops>
      </style:paragraph-properties>
      <style:text-properties style:font-name="Arial" fo:font-size="12pt" fo:letter-spacing="-0.007cm" fo:language="pt" fo:country="BR" fo:font-weight="bold" officeooo:rsid="00a117be" officeooo:paragraph-rsid="004943f6" style:font-name-asian="Arial1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58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fo:color="#00000a" style:font-name="Arial" fo:font-size="12pt" fo:letter-spacing="normal" fo:language="pt" fo:country="BR" officeooo:rsid="00191f44" officeooo:paragraph-rsid="0091a7a7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59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9e2e6e" officeooo:paragraph-rsid="00bb3d44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60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letter-spacing="normal" fo:language="pt" fo:country="BR" officeooo:rsid="00b9872d" officeooo:paragraph-rsid="00b9872d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61" style:family="paragraph" style:parent-style-name="Standard">
      <style:paragraph-properties fo:margin-left="0.213cm" fo:margin-right="0.127cm" fo:margin-top="0cm" fo:margin-bottom="0cm" loext:contextual-spacing="false" fo:line-height="128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normal" fo:language="pt" fo:country="BR" fo:font-style="italic" fo:font-weight="normal" officeooo:rsid="00d20174" officeooo:paragraph-rsid="00d4e112" style:font-name-asian="Arial1" style:font-size-asian="12pt" style:language-asian="en" style:country-asian="US" style:font-name-complex="Arial1" style:font-size-complex="12pt" style:language-complex="ar" style:country-complex="SA"/>
    </style:style>
    <style:style style:name="P62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variant="normal" fo:text-transform="none" fo:color="#00000a" style:font-name="Arial" fo:font-size="12pt" fo:letter-spacing="-0.007cm" fo:language="pt" fo:country="BR" fo:font-style="normal" fo:font-weight="normal" officeooo:rsid="00d627fc" officeooo:paragraph-rsid="00e310b1" style:font-name-asian="Arial1" style:font-size-asian="12pt" style:language-asian="en" style:country-asian="US" style:font-weight-asian="normal" style:font-name-complex="Arial1" style:font-size-complex="12pt" style:language-complex="ar" style:country-complex="SA" style:font-weight-complex="normal"/>
    </style:style>
    <style:style style:name="P63" style:family="paragraph" style:parent-style-name="Standard">
      <style:paragraph-properties fo:margin-left="0.213cm" fo:margin-right="0.127cm" fo:margin-top="0cm" fo:margin-bottom="0cm" loext:contextual-spacing="false" fo:line-height="150%" fo:text-align="justify" style:justify-single-word="false" fo:text-indent="1.251cm" style:auto-text-indent="false">
        <style:tab-stops>
          <style:tab-stop style:position="1.129cm"/>
        </style:tab-stops>
      </style:paragraph-properties>
      <style:text-properties fo:font-size="12pt" fo:language="pt" fo:country="BR" officeooo:paragraph-rsid="00e310b1" style:font-size-asian="12pt" style:font-size-complex="12pt"/>
    </style:style>
    <style:style style:name="T1" style:family="text">
      <style:text-properties style:font-name="Arial" fo:font-size="12pt" fo:language="pt" fo:country="BR" fo:font-weight="bold" officeooo:rsid="00095c81" style:font-name-asian="Arial1" style:font-size-asian="12pt" style:font-weight-asian="bold" style:font-name-complex="Arial1" style:font-size-complex="12pt" style:font-weight-complex="bold"/>
    </style:style>
    <style:style style:name="T2" style:family="text">
      <style:text-properties style:font-name="Arial" fo:font-size="12pt" fo:language="pt" fo:country="BR" fo:font-weight="bold" officeooo:rsid="00a117be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letter-spacing="0.021cm" fo:font-weight="bold" style:font-name-asian="Arial1" style:font-size-asian="12pt" style:font-weight-asian="bold" style:font-name-complex="Arial1" style:font-size-complex="12pt" style:font-weight-complex="bold" style:text-scale="139%"/>
    </style:style>
    <style:style style:name="T4" style:family="text">
      <style:text-properties style:font-name="Arial" fo:font-size="12pt" fo:letter-spacing="normal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9.5pt" fo:letter-spacing="0.021cm" fo:font-weight="bold" style:font-name-asian="Arial1" style:font-size-asian="9.5pt" style:font-weight-asian="bold" style:font-name-complex="Arial1" style:font-size-complex="9.5pt" style:font-weight-complex="bold"/>
    </style:style>
    <style:style style:name="T7" style:family="text">
      <style:text-properties style:font-name="Arial" fo:font-size="9.5pt" fo:letter-spacing="0.021cm" fo:font-weight="bold" style:font-name-asian="Arial1" style:font-size-asian="9.5pt" style:font-weight-asian="bold" style:font-name-complex="Arial1" style:font-size-complex="9.5pt" style:font-weight-complex="bold" style:text-scale="109%"/>
    </style:style>
    <style:style style:name="T8" style:family="text">
      <style:text-properties style:font-name="Arial" fo:font-size="9.5pt" fo:letter-spacing="0.011cm" fo:font-weight="bold" style:font-name-asian="Arial1" style:font-size-asian="9.5pt" style:font-weight-asian="bold" style:font-name-complex="Arial1" style:font-size-complex="9.5pt" style:font-weight-complex="bold"/>
    </style:style>
    <style:style style:name="T9" style:family="text">
      <style:text-properties style:font-name="Arial" fo:font-size="9.5pt" fo:letter-spacing="0.005cm" fo:font-weight="bold" style:font-name-asian="Arial1" style:font-size-asian="9.5pt" style:font-weight-asian="bold" style:font-name-complex="Arial1" style:font-size-complex="9.5pt" style:font-weight-complex="bold"/>
    </style:style>
    <style:style style:name="T10" style:family="text">
      <style:text-properties style:font-name="Arial" fo:font-size="9.5pt" fo:font-weight="bold" style:font-name-asian="Arial1" style:font-size-asian="9.5pt" style:font-weight-asian="bold" style:font-name-complex="Arial1" style:font-size-complex="9.5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style-asian="normal" style:font-weight-asian="bold" style:font-style-complex="normal" style:font-weight-complex="bold" fo:padding="0cm" fo:border="none"/>
    </style:style>
    <style:style style:name="T13" style:family="text">
      <style:text-properties fo:font-weight="bold" officeooo:rsid="0020cb45" style:font-style-asian="normal" style:font-weight-asian="bold" style:font-style-complex="normal" style:font-weight-complex="bold" fo:padding="0cm" fo:border="none"/>
    </style:style>
    <style:style style:name="T14" style:family="text">
      <style:text-properties fo:color="#00000a"/>
    </style:style>
    <style:style style:name="T15" style:family="text">
      <style:text-properties fo:color="#00000a" fo:letter-spacing="normal" style:text-scale="86%"/>
    </style:style>
    <style:style style:name="T16" style:family="text">
      <style:text-properties fo:color="#00000a" fo:letter-spacing="normal" officeooo:rsid="00a998d5" style:text-scale="86%"/>
    </style:style>
    <style:style style:name="T17" style:family="text">
      <style:text-properties fo:color="#00000a" officeooo:rsid="00aaaaf0"/>
    </style:style>
    <style:style style:name="T18" style:family="text">
      <style:text-properties fo:color="#00000a" officeooo:rsid="009e2e6e"/>
    </style:style>
    <style:style style:name="T19" style:family="text">
      <style:text-properties fo:color="#00000a" officeooo:rsid="00afce0c"/>
    </style:style>
    <style:style style:name="T20" style:family="text">
      <style:text-properties fo:color="#00000a" officeooo:rsid="00b0bba3"/>
    </style:style>
    <style:style style:name="T21" style:family="text">
      <style:text-properties fo:color="#00000a" officeooo:rsid="00bf7bb0"/>
    </style:style>
    <style:style style:name="T22" style:family="text">
      <style:text-properties fo:color="#00000a" officeooo:rsid="00bfd815"/>
    </style:style>
    <style:style style:name="T23" style:family="text">
      <style:text-properties fo:color="#00000a" officeooo:rsid="00c3dade"/>
    </style:style>
    <style:style style:name="T24" style:family="text">
      <style:text-properties fo:color="#00000a" officeooo:rsid="00c4601d"/>
    </style:style>
    <style:style style:name="T25" style:family="text">
      <style:text-properties fo:color="#00000a" officeooo:rsid="00c5719b"/>
    </style:style>
    <style:style style:name="T26" style:family="text">
      <style:text-properties fo:color="#00000a" officeooo:rsid="00c5d60c"/>
    </style:style>
    <style:style style:name="T27" style:family="text">
      <style:text-properties fo:color="#00000a" officeooo:rsid="00c7b295"/>
    </style:style>
    <style:style style:name="T28" style:family="text">
      <style:text-properties fo:color="#00000a" officeooo:rsid="00c7c36e"/>
    </style:style>
    <style:style style:name="T29" style:family="text">
      <style:text-properties fo:color="#00000a" officeooo:rsid="00cf1c1b"/>
    </style:style>
    <style:style style:name="T30" style:family="text">
      <style:text-properties fo:color="#00000a" officeooo:rsid="00cf895a"/>
    </style:style>
    <style:style style:name="T31" style:family="text">
      <style:text-properties fo:color="#00000a" officeooo:rsid="00d627fc"/>
    </style:style>
    <style:style style:name="T32" style:family="text">
      <style:text-properties fo:color="#00000a" officeooo:rsid="00d725c0"/>
    </style:style>
    <style:style style:name="T33" style:family="text">
      <style:text-properties fo:color="#00000a" officeooo:rsid="00d75241"/>
    </style:style>
    <style:style style:name="T34" style:family="text">
      <style:text-properties fo:color="#00000a" officeooo:rsid="00e54308"/>
    </style:style>
    <style:style style:name="T35" style:family="text">
      <style:text-properties fo:color="#00000a" officeooo:rsid="00e5458a"/>
    </style:style>
    <style:style style:name="T36" style:family="text">
      <style:text-properties fo:color="#00000a" officeooo:rsid="00e67107"/>
    </style:style>
    <style:style style:name="T37" style:family="text">
      <style:text-properties fo:font-style="normal" fo:font-weight="bold" officeooo:rsid="0020cb45" style:font-style-asian="normal" style:font-weight-asian="bold" style:font-style-complex="normal" style:font-weight-complex="bold" fo:padding="0cm" fo:border="none"/>
    </style:style>
    <style:style style:name="T38" style:family="text">
      <style:text-properties fo:font-style="normal" fo:font-weight="bold" officeooo:rsid="00d04cc2" style:font-style-asian="normal" style:font-weight-asian="bold" style:font-style-complex="normal" style:font-weight-complex="bold" fo:padding="0cm" fo:border="none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 fo:padding="0cm" fo:border="none"/>
    </style:style>
    <style:style style:name="T40" style:family="text">
      <style:text-properties fo:font-style="normal" officeooo:rsid="0020cb45" style:font-style-asian="normal" style:font-weight-asian="bold" style:font-style-complex="normal" style:font-weight-complex="normal" fo:padding="0cm" fo:border="none"/>
    </style:style>
    <style:style style:name="T41" style:family="text">
      <style:text-properties fo:font-style="normal" officeooo:rsid="00d04cc2" style:font-style-asian="normal" style:font-weight-asian="bold" style:font-style-complex="normal" style:font-weight-complex="normal" fo:padding="0cm" fo:border="none"/>
    </style:style>
    <style:style style:name="T42" style:family="text">
      <style:text-properties fo:font-style="normal" style:font-style-asian="normal" style:font-weight-asian="bold" style:font-style-complex="normal" style:font-weight-complex="normal" fo:padding="0cm" fo:border="none"/>
    </style:style>
    <style:style style:name="T43" style:family="text">
      <style:text-properties fo:font-style="normal" officeooo:rsid="0020cb45" style:font-style-asian="normal" style:font-weight-asian="normal" style:font-style-complex="normal" style:font-weight-complex="normal" fo:padding="0cm" fo:border="none"/>
    </style:style>
    <style:style style:name="T44" style:family="text">
      <style:text-properties fo:font-style="normal" officeooo:rsid="00d04cc2" style:font-style-asian="normal" style:font-weight-asian="normal" style:font-style-complex="normal" style:font-weight-complex="normal" fo:padding="0cm" fo:border="none"/>
    </style:style>
    <style:style style:name="T45" style:family="text">
      <style:text-properties fo:font-style="normal" style:font-style-asian="normal" style:font-weight-asian="normal" style:font-style-complex="normal" style:font-weight-complex="normal" fo:padding="0cm" fo:border="none"/>
    </style:style>
    <style:style style:name="T46" style:family="text">
      <style:text-properties fo:letter-spacing="normal" style:text-scale="86%"/>
    </style:style>
    <style:style style:name="T47" style:family="text">
      <style:text-properties fo:letter-spacing="normal" officeooo:rsid="009e2e6e" style:text-scale="86%"/>
    </style:style>
    <style:style style:name="T48" style:family="text">
      <style:text-properties fo:letter-spacing="normal" officeooo:rsid="00aaaaf0" style:text-scale="86%"/>
    </style:style>
    <style:style style:name="T49" style:family="text">
      <style:text-properties fo:letter-spacing="normal" officeooo:rsid="00d627fc" style:text-scale="86%"/>
    </style:style>
    <style:style style:name="T50" style:family="text">
      <style:text-properties fo:letter-spacing="normal" officeooo:rsid="0020cb45" style:font-style-asian="normal" style:font-style-complex="normal" fo:padding="0cm" fo:border="none"/>
    </style:style>
    <style:style style:name="T51" style:family="text">
      <style:text-properties fo:letter-spacing="normal" officeooo:rsid="00d20174" style:font-style-asian="normal" style:font-style-complex="normal" fo:padding="0cm" fo:border="none"/>
    </style:style>
    <style:style style:name="T52" style:family="text">
      <style:text-properties fo:letter-spacing="normal" style:font-style-asian="normal" style:font-style-complex="normal" fo:padding="0cm" fo:border="none"/>
    </style:style>
    <style:style style:name="T53" style:family="text">
      <style:text-properties officeooo:rsid="009e2e6e"/>
    </style:style>
    <style:style style:name="T54" style:family="text">
      <style:text-properties officeooo:rsid="00a3e3aa"/>
    </style:style>
    <style:style style:name="T55" style:family="text">
      <style:text-properties officeooo:rsid="00a5ce30"/>
    </style:style>
    <style:style style:name="T56" style:family="text">
      <style:text-properties officeooo:rsid="00a998d5"/>
    </style:style>
    <style:style style:name="T57" style:family="text">
      <style:text-properties officeooo:rsid="00aaaaf0"/>
    </style:style>
    <style:style style:name="T58" style:family="text">
      <style:text-properties officeooo:rsid="00bee0fb"/>
    </style:style>
    <style:style style:name="T59" style:family="text">
      <style:text-properties officeooo:rsid="00bf7bb0"/>
    </style:style>
    <style:style style:name="T60" style:family="text">
      <style:text-properties officeooo:rsid="00c60521"/>
    </style:style>
    <style:style style:name="T61" style:family="text">
      <style:text-properties officeooo:rsid="00c99bb8"/>
    </style:style>
    <style:style style:name="T62" style:family="text">
      <style:text-properties officeooo:rsid="00caf989"/>
    </style:style>
    <style:style style:name="T63" style:family="text">
      <style:text-properties officeooo:rsid="00cce0df"/>
    </style:style>
    <style:style style:name="T64" style:family="text">
      <style:text-properties style:text-scale="86%"/>
    </style:style>
    <style:style style:name="T65" style:family="text">
      <style:text-properties officeooo:rsid="009e2e6e" style:text-scale="86%"/>
    </style:style>
    <style:style style:name="T66" style:family="text">
      <style:text-properties officeooo:rsid="00bb3d44" style:text-scale="86%"/>
    </style:style>
    <style:style style:name="T67" style:family="text">
      <style:text-properties officeooo:rsid="00d725c0"/>
    </style:style>
    <style:style style:name="T68" style:family="text">
      <style:text-properties fo:font-variant="normal" fo:text-transform="none" fo:color="#00000a" style:font-name="Arial" fo:letter-spacing="normal" fo:font-style="normal" fo:font-weight="normal" officeooo:rsid="00ef46ae" style:font-name-asian="Arial1" style:language-asian="en" style:country-asian="US" style:font-style-asian="normal" style:font-weight-asian="normal" style:font-name-complex="Arial1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fo:color="#00000a" style:font-name="Arial" fo:letter-spacing="normal" fo:font-style="normal" fo:font-weight="bold" officeooo:rsid="00ef46ae" style:font-name-asian="Arial1" style:language-asian="en" style:country-asian="US" style:font-style-asian="normal" style:font-weight-asian="bold" style:font-name-complex="Arial1" style:language-complex="ar" style:country-complex="SA" style:font-style-complex="normal" style:font-weight-complex="bold"/>
    </style:style>
    <style:style style:name="T70" style:family="text">
      <style:text-properties officeooo:rsid="00e016ab"/>
    </style:style>
    <style:style style:name="T71" style:family="text">
      <style:text-properties officeooo:rsid="00e13abc"/>
    </style:style>
    <style:style style:name="T72" style:family="text">
      <style:text-properties style:font-style-asian="normal" style:font-weight-asian="normal" style:font-style-complex="normal" style:font-weight-complex="normal" fo:padding="0cm" fo:border="none"/>
    </style:style>
    <style:style style:name="T73" style:family="text">
      <style:text-properties style:font-style-asian="normal" style:font-style-complex="normal" fo:padding="0cm" fo:border="none"/>
    </style:style>
    <style:style style:name="T74" style:family="text">
      <style:text-properties officeooo:rsid="0020cb45" style:font-style-asian="normal" style:font-style-complex="normal" fo:padding="0cm" fo:border="none"/>
    </style:style>
    <style:style style:name="T75" style:family="text">
      <style:text-properties officeooo:rsid="00e96c8a"/>
    </style:style>
    <style:style style:name="T76" style:family="text">
      <style:text-properties officeooo:rsid="00ea9056"/>
    </style:style>
    <style:style style:name="T77" style:family="text">
      <style:text-properties officeooo:rsid="00ee15ab"/>
    </style:style>
    <style:style style:name="T78" style:family="text">
      <style:text-properties officeooo:rsid="00eef202"/>
    </style:style>
    <style:style style:name="T79" style:family="text">
      <style:text-properties officeooo:rsid="00f0301d"/>
    </style:style>
    <style:style style:name="T80" style:family="text">
      <style:text-properties officeooo:rsid="00f2e1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P46"><text:span text:style-name="T5">1<text:tab/></text:span><text:span text:style-name="T3">I</text:span><text:span text:style-name="T6">N</text:span><text:span text:style-name="T7">T</text:span><text:span text:style-name="T8">R</text:span><text:span text:style-name="T6">ODUÇ</text:span><text:span text:style-name="T9">Ã</text:span><text:span text:style-name="T10">O</text:span></text:p>
      <text:p text:style-name="P39"/>
      <text:p text:style-name="P5">A informação de uma <text:span text:style-name="T56">organização</text:span> é o seu principal <text:span text:style-name="T59">recurso</text:span>. <text:span text:style-name="T59">De acordo com o </text:span>código de prática para a gestão da segurança da informação:</text:p>
      <text:p text:style-name="P5"/>
      <text:p text:style-name="P49"><text:span text:style-name="T15">“A informação é um ativo que, como qualquer outro, importante para os negócios, tem um valor para a organização. A segurança da informação protege a informação de diversos tipos de ameaças para garantir a continuidade nos negócios, minimizar os danos ao negócio e maximizar <text:s/>o retorno dos investimentos e as oportunidades de negócios”. (NBR ISO/IEC 17799:200</text:span><text:span text:style-name="T16">5</text:span><text:span text:style-name="T15">)</text:span></text:p>
      <text:p text:style-name="P3"/>
      <text:p text:style-name="P8"><text:span text:style-name="T21">Nos dias atuais</text:span><text:span text:style-name="T14">, a informação é </text:span><text:span text:style-name="T21">a coisa</text:span><text:span text:style-name="T14"> mais valios</text:span><text:span text:style-name="T21">a que as </text:span><text:span text:style-name="T14">organizações </text:span><text:span text:style-name="T21">podem deter </text:span><text:span text:style-name="T14">(</text:span><text:span text:style-name="T30">ALVES, 2010</text:span><text:span text:style-name="T14">). </text:span><text:span text:style-name="T21">Como é algo de suma importância, é bastante visado por pessoas mal intencionadas com diversos motivos seja por curiosidade ou diversão, </text:span><text:span text:style-name="T22">e o pior caso a violação de dados.</text:span></text:p>
      <text:p text:style-name="P37"/>
      <text:p text:style-name="P7"><text:span text:style-name="T22">De acordo com Moreira (2012), a</text:span><text:span text:style-name="T14"> informação é considerada como um dos maiores </text:span><text:span text:style-name="T23">recursos</text:span><text:span text:style-name="T14"> de uma organização, por isso há uma necessidade crescente de prote</text:span><text:span text:style-name="T23">ção</text:span><text:span text:style-name="T14">. </text:span><text:span text:style-name="T22">Um dos fatores mais importante a ser protegido </text:span><text:span text:style-name="T14">consiste no fator humano, o qual tem sido deixado em segundo plano quando deveria </text:span><text:span text:style-name="T22">se ter</text:span><text:span text:style-name="T14"> mais atenção, pois é ele quem opera os sistemas e está suscetível a erros. Os atacantes, cientes dessa fraqueza, exploram cada vez mais o fator humano através da engenharia social (ALVES, 2010).</text:span></text:p>
      <text:p text:style-name="P33"/>
      <text:p text:style-name="P9"><text:span text:style-name="T18">Infelizmente ainda não é da cultura </text:span><text:span text:style-name="T34">brasileira </text:span><text:span text:style-name="T32">as empresas</text:span><text:span text:style-name="T18"> investirem no treinamento e na conscientização dos seus funcionários, </text:span><text:span text:style-name="T34">em relação a segurança da informação e ataques de engenharia social</text:span><text:span text:style-name="T18">, as </text:span><text:span text:style-name="T24">organizações</text:span><text:span text:style-name="T18"> acabam deixando de lado </text:span><text:span text:style-name="T24">este</text:span><text:span text:style-name="T18"> aspecto tão importante quanto à tecnologia, que é o fator humano. (ALVES, 2010)</text:span></text:p>
      <text:p text:style-name="P34"/>
      <text:p text:style-name="P6"><text:span text:style-name="T25">A </text:span><text:span text:style-name="T14">engenharia social </text:span><text:span text:style-name="T25">não tem nenhuma relação</text:span><text:span text:style-name="T14"> com </text:span><text:span text:style-name="T19">ciências</text:span><text:span text:style-name="T14"> exatas ou </text:span><text:span text:style-name="T36">parentesco</text:span><text:span text:style-name="T35"> com </text:span><text:span text:style-name="T20">sociologia. </text:span><text:span text:style-name="T25">T</text:span><text:span text:style-name="T14">rata-se de uma das mais </text:span><text:span text:style-name="T19">antigas</text:span><text:span text:style-name="T14"> técnicas de roubo de informações importantes, de pessoas descuidad</text:span><text:span text:style-name="T19">a</text:span><text:span text:style-name="T14">s através de uma boa conversa (</text:span><text:span text:style-name="T26">VIRINFO</text:span><text:span text:style-name="T14">, 2002).</text:span></text:p>
      <text:p text:style-name="P31"/>
      <text:p text:style-name="P36">Engenharia social é o termo utilizado para obter informações relevantes <text:span text:style-name="T60">como senhas </text:span>de uma organização, através de seus próprios funcionários. <text:span text:style-name="T53">Segundo Mitnick (2003), um engenheiro social é uma pessoa que manipula a confiança de outra para ter acessos a informações consideradas sigilosas e privadas.</text:span></text:p>
      <text:p text:style-name="P36"><text:soft-page-break/></text:p>
      <text:p text:style-name="P50"><text:span text:style-name="T46">“</text:span><text:span text:style-name="T47">Uma empresa pode ter adquirido as melhores tecnologias de segurança que o dinheiro pode comprar, pode ter treinado seu pessoal tão bem que eles trancam todos os segredos antes de ir embora e pode ter contratado guardas para o prédio na melhor empresa de segurança que existe. Mesmo assim essa empresa ainda estará </text:span><text:span text:style-name="T48">vulnerável.</text:span><text:span text:style-name="T47"> Os indivíduos podem seguir cada uma das melhores práticas de segurança recomendadas pelos especialistas, podem instalar cada produto de segurança recomendado e vigiar muito a configuração adequada do sistema e a aplicação das correções de segurança. Esses indivíduos ainda estarão completamente vulneráveis. (MITNICK; SIMON, 200</text:span><text:span text:style-name="T49">3</text:span><text:span text:style-name="T47">).</text:span></text:p>
      <text:p text:style-name="P2"/>
      <text:p text:style-name="P7"><text:span text:style-name="T27">A</text:span><text:span text:style-name="T14">pesar de tanto investimento em tecnologias para manter segura a informação, </text:span><text:span text:style-name="T36">as organizações </text:span><text:span text:style-name="T14">acabam esquecendo o fato de que não só essas tecnologias possuem fraquezas, como também as pessoas que as utilizam, assim como afirma Mitnick (200</text:span><text:span text:style-name="T31">3</text:span><text:span text:style-name="T14">), </text:span><text:span text:style-name="T32">“que o fator humano é o elo mais fraco da segurança”</text:span><text:span text:style-name="T14">.</text:span></text:p>
      <text:p text:style-name="P35"/>
      <text:p text:style-name="P7"><text:span text:style-name="T55">Um dos principais problemas que a segurança da informação deve tratar é a segurança que as pessoas têm com qualquer tipo de informação. A ajuda dos usuários é essencial para a eficácia da segurança. Eles exercem um forte impacto sobre a confidencialidade, a integridade e disponibilidade da informação. </text:span><text:span text:style-name="T14">Quanto mais a </text:span><text:span text:style-name="T17">tecnologia</text:span><text:span text:style-name="T14"> e os dispositivos de segurança evoluem dificultando assim a exploração de </text:span><text:span text:style-name="T17">vulnerabilidades </text:span><text:span text:style-name="T28">por meio de softwares ou hardwares</text:span><text:span text:style-name="T14">, </text:span><text:span text:style-name="T28">os invasores procuram outros meios de fazer essa exploração, acabam por encontrar o fator humano</text:span><text:span text:style-name="T14">.</text:span></text:p>
      <text:p text:style-name="P32"/>
      <text:p text:style-name="P32"><text:span text:style-name="T67">“A engenharia social, propriamente dita, está inserida como um dos desafios mais complexos no âmbito das vulnerabilidades encontradas na gestão da segurança da informação”</text:span>(PEIXOTO, 2006). <text:span text:style-name="T61">Por se tratar de pessoas, e essas estão em constantes mudanças de comportamento e de sentimento, não tem como da certeza se realmente ela não fará nada contra a organização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/>
      <text:p text:style-name="P40">1.1<text:tab/>Problema de Pesquisa</text:p>
      <text:p text:style-name="P11"/>
      <text:p text:style-name="P13">A evolução acelerada da tecnologia da informação tem colocado em questionamento a real contribuição que os altos investimentos em tecnologia tem trazido para as organizações, <text:span text:style-name="T62">se esses investimentos estão sendo direcionados para o lugar certo.</text:span></text:p>
      <text:p text:style-name="P13"/>
      <text:p text:style-name="P28">Com a <text:span text:style-name="T63">tecnologia</text:span> cada vez mais presente em nosso dia a dia, <text:span text:style-name="T63">se torna</text:span> <text:span text:style-name="T76">necessários métodos</text:span> que garantam a segurança dos sistemas e das informações tratadas por eles, <text:span text:style-name="T76">e o a pessoa dentro da organização </text:span></text:p>
      <text:p text:style-name="P11"/>
      <text:p text:style-name="P28">O tema Segurança da informação é extremamente <text:span text:style-name="T76">amplo</text:span>, <text:span text:style-name="T76">envolvendo</text:span> desde a avaliação do conteúdo que deve ser objeto de proteção até os fatores <text:span text:style-name="T76">que envolvam</text:span> a rede de <text:span text:style-name="T57">relacionamentos</text:span> do indivíduo e o conhecimento externo que as pessoas têm a seu respeito. (LAUDON e LAUDON, 2004)</text:p>
      <text:p text:style-name="P25"/>
      <text:p text:style-name="P26"><text:span text:style-name="T77">Diante</text:span> <text:span text:style-name="T77">d</text:span>o contexto em que se encontra todo tipo de organização ao se tratar de suas informações, sejam elas confidenciais ou não, <text:span text:style-name="T77">é de</text:span> fundamental <text:span text:style-name="T77">importancia</text:span>, tanto ao profissional da área de TI quanto os demais <text:span text:style-name="T77">funcionarios </text:span>responsáveis por algum tipo de informação comprometedora, orientá-los, instruí-los e comprometê-los a melhorar o tratamento e cuidado com as informações (PEIXOTO, 2006).</text:p>
      <text:p text:style-name="P25"/>
      <text:p text:style-name="P27">O trabalho visa a responder a seguinte <text:span text:style-name="T79">questão</text:span>: <text:span text:style-name="T78">como que a organização pode mitigar ataques de engenharia social dentro dela e criar meios para treinar seus funcionários a este tipo de ataque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9"><text:soft-page-break/></text:p>
      <text:p text:style-name="P39"/>
      <text:p text:style-name="P45"><text:span text:style-name="T5">1.2<text:tab/><text:tab/></text:span><text:span text:style-name="T4">Objetivos</text:span></text:p>
      <text:p text:style-name="P44"/>
      <text:p text:style-name="P44">1.2.1 Objetivo geral</text:p>
      <text:p text:style-name="P47"/>
      <text:p text:style-name="P15">O objetivo geral desse trabalho é mostrar que por mais a <text:span text:style-name="T75">organização</text:span> invista em <text:span text:style-name="T75">tecnologias de última geração</text:span>, configurações da rede entre outros, tudo se mostra ineficaz a um ataque de engenharia social.</text:p>
      <text:p text:style-name="P39"/>
      <text:p text:style-name="P39"/>
      <text:p text:style-name="P43">1.2.2 Objetivos específicos</text:p>
      <text:p text:style-name="P39"/>
      <text:p text:style-name="P12">Os objetivos específicos deste trabalho são:</text:p>
      <text:list xml:id="list870890222511099276" text:style-name="WWNum1">
        <text:list-item>
          <text:p text:style-name="P53">Avaliar a consciência dos usuários sobre a importância da informação que eles têm <text:span text:style-name="T80">e </text:span>sobre o problema da engenharia social;</text:p>
        </text:list-item>
        <text:list-item>
          <text:p text:style-name="P54">Definir os tipos de ataques mais utilizados pelos engenheiros sociais;</text:p>
        </text:list-item>
        <text:list-item>
          <text:p text:style-name="P55">Recomendar <text:span text:style-name="T54">a implementação de controles de ações para minimizar os riscos de ataque de engenharia social.</text:span></text:p>
          <text:p text:style-name="P56"/>
        </text:list-item>
      </text:list>
      <text:p text:style-name="P39"/>
      <text:p text:style-name="P39"/>
      <text:p text:style-name="P48"/>
      <text:p text:style-name="P41"><text:span text:style-name="T5">1.3<text:tab/></text:span><text:span text:style-name="T4">Justificativa</text:span></text:p>
      <text:p text:style-name="P39"/>
      <text:p text:style-name="P10">A importância deste trabalho se reflete em como <text:span text:style-name="T58">a Segurança da Informação é de suma importância para a organização. Foco no ser humano que é a parte complicada e suscetível a ser enganado.</text:span></text:p>
      <text:p text:style-name="P10"/>
      <text:p text:style-name="P14">A informação de uma empresa é o seu principal patrimônio, fundamental para o seu funcionamento, garantindo a competitividade no mercado. Por conta disso, concorrentes, utilizando-se da engenharia social, podem vir a obter informações confidenciais sobre a estratégia, metas e planejamento.</text:p>
      <text:p text:style-name="P14"/>
      <text:p text:style-name="P30">Na era do conhecimento, a informação é considerada um dos principais patrimônios das corporações e deve ser protegida em seus aspectos de disponibilidade, integridade e confidencialidade, sendo a área da segurança da informação o elemento chave dessa proteção (<text:span text:style-name="T71">SERIO; VASCONCELLOS</text:span>, 200<text:span text:style-name="T70">9</text:span>).</text:p>
      <text:p text:style-name="P30"/>
      <text:p text:style-name="P30"><text:soft-page-break/></text:p>
      <text:p text:style-name="P30"/>
      <text:p text:style-name="P29">Segundo Daniel Aisenberg (1999): </text:p>
      <text:p text:style-name="P51"><text:span text:style-name="T64">“</text:span><text:span text:style-name="T65">A espionagem industrial é muito eficaz quando realizada dentro de casa, por pessoas com acesso às informações certas e armadas de intenções erradas. O vazamento de dados promovido por </text:span><text:span text:style-name="T66">funcionários</text:span><text:span text:style-name="T65"> merece a atenção de qualquer empresa que decida proteger seu maior capital: a informação (AISENBERG, 1999).</text:span></text:p>
      <text:p text:style-name="P29"/>
      <text:p text:style-name="P59"><text:span text:style-name="T29">O </text:span><text:span text:style-name="T14">aumento da </text:span><text:span text:style-name="T17">competitividade</text:span><text:span text:style-name="T14"> empresarial, a informação passou a ser considerada como elemento essencial à formação da </text:span><text:span text:style-name="T33">inteligência</text:span><text:span text:style-name="T14"> competitiva, sendo utilizada cada vez mais de forma estratégica para a tomada de decisão e otimização dos resultado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7"/>
      <text:p text:style-name="P42"><text:span text:style-name="T1">R</text:span><text:span text:style-name="T2">eferências Bibliográficas</text:span></text:p>
      <text:p text:style-name="P42"/>
      <text:p text:style-name="P38"><text:span text:style-name="T68">AISENBERG, Daniel. </text:span><text:span text:style-name="T69">O feitiço contra o feiticeiro. In: Internet Business.</text:span><text:span text:style-name="T68"> Rio de Janeiro.1999 </text:span></text:p>
      <text:p text:style-name="P38"><text:span text:style-name="T68"/></text:p>
      <text:p text:style-name="P17"><text:span text:style-name="T44">ALVES</text:span><text:span text:style-name="T43">, </text:span><text:span text:style-name="T44">Cássio Bastos</text:span><text:span text:style-name="T43">. </text:span><text:span text:style-name="T38">Segurança da Informação vs. Engenharia Social: Como se proteger para não ser mais uma vítima</text:span><text:span text:style-name="T37">.</text:span><text:span text:style-name="T40"> </text:span><text:span text:style-name="T41">Brasília.</text:span><text:span text:style-name="T43"> 20</text:span><text:span text:style-name="T44">10</text:span><text:span text:style-name="T43">.</text:span></text:p>
      <text:p text:style-name="P17"/>
      <text:p text:style-name="P18"><text:span text:style-name="T45">ANGELONI</text:span><text:span text:style-name="T72">, </text:span><text:span text:style-name="T45">Maria Terezinha. </text:span><text:span text:style-name="T39">Organizações do Conhecimento: Infra-estrutura, Pessoas e Tecnologia</text:span><text:span text:style-name="T42">.</text:span><text:span text:style-name="T45">São Paulo: Saraiva, 2008.</text:span></text:p>
      <text:p text:style-name="P18"/>
      <text:p text:style-name="P22"><text:span text:style-name="T73">LAUDON, Kenneth C.; LAUDON, Jane P. </text:span><text:span text:style-name="T12">Sistemas de Informação Gerenciais: administrando a empresa digital.</text:span><text:span text:style-name="T73"> 5ª ed. São Paulo: Person Pretice Hall, 2004</text:span></text:p>
      <text:p text:style-name="P22"/>
      <text:p text:style-name="P22"><text:span text:style-name="T73">MITNICK, K. D.; SIMON, W. L. </text:span><text:span text:style-name="T12">A arte de enganar.</text:span><text:span text:style-name="T73"> São Paulo, Pearson Education, 2003. </text:span><text:span text:style-name="T50">Acesso em </text:span><text:span text:style-name="T51">19</text:span><text:span text:style-name="T50"> </text:span><text:span text:style-name="T51">set</text:span><text:span text:style-name="T50">. 201</text:span><text:span text:style-name="T51">5</text:span><text:span text:style-name="T50">. </text:span><text:span text:style-name="T52">Disponível &lt;</text:span><text:a xlink:type="simple" xlink:href="http://abelhas.pt/vldzz/A+Arte+de+Enganar+-+Kevin+Mitnick,223278.pdf" text:style-name="Internet_20_link" text:visited-style-name="Visited_20_Internet_20_Link"><text:span text:style-name="T52">http://abelhas.pt/vldzz/A+Arte+de+Enganar+-+Kevin+Mitnick,223278.pdf</text:span></text:a><text:span text:style-name="T52">&gt;</text:span></text:p>
      <text:p text:style-name="P22"><text:span text:style-name="T52"/></text:p>
      <text:p text:style-name="P16"><text:span text:style-name="T43">MOREIRA, Ademilson. </text:span><text:span text:style-name="T37">A importância da segurança da informação,</text:span><text:span text:style-name="T43"> 2012. Disponível&lt;</text:span><text:a xlink:type="simple" xlink:href="http://www.oficinadanet.com.br/artigo/1124/a_importancia_da_seguranca_da_informacao" text:style-name="Internet_20_link" text:visited-style-name="Visited_20_Internet_20_Link"><text:span text:style-name="T43">http://www.oficinadanet.com.br/artigo/1124/a_importancia_da_seguranca_da_informacao</text:span></text:a><text:span text:style-name="T43"> &gt;. Acesso em </text:span><text:span text:style-name="T45">19</text:span><text:span text:style-name="T43"> </text:span><text:span text:style-name="T45">set</text:span><text:span text:style-name="T43">. 201</text:span><text:span text:style-name="T45">5</text:span><text:span text:style-name="T43">.</text:span></text:p>
      <text:p text:style-name="P16"/>
      <text:p text:style-name="P22"><text:span text:style-name="T74">PEIXOTO, Mário César Pintaudi. </text:span><text:span text:style-name="T13">Engenharia Social &amp; Segurança da Informação na Gestão Corporativa.</text:span><text:span text:style-name="T74"> 1ª ed. Rio de Janeiro: Brasport, 2006. </text:span></text:p>
      <text:p text:style-name="P24"/>
      <text:p text:style-name="P23">SERIO, Luiz Carlos Di; VASCONCELLOS, Marcos Augusto de. <text:span text:style-name="T11">Estratégia e Competitividade Empresarial - Inovação e criação de valor.</text:span> São Paulo. 2009.  </text:p>
      <text:p text:style-name="P23"/>
      <text:p text:style-name="P61"><text:span text:style-name="T43">VIRINFO. </text:span><text:span text:style-name="T37">Engenharia Social.</text:span><text:span text:style-name="T43"> Disponível em: &lt; http://www.virinfo.kit.net/engesoc.htm&gt;. Acesso em </text:span><text:span text:style-name="T45">19</text:span><text:span text:style-name="T43"> </text:span><text:span text:style-name="T45">set</text:span><text:span text:style-name="T43">. 201</text:span><text:span text:style-name="T45">5</text:span><text:span text:style-name="T43">. </text:span></text:p>
      <text:p text:style-name="P61"><text:span text:style-name="T43"/></text:p>
      <text:p text:style-name="P20"/>
      <text:p text:style-name="P19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Mangal1" svg:font-family="Mang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1.305cm" fo:margin-bottom="0.494cm" fo:margin-left="2.646cm" fo:margin-right="1.199cm" style:writing-mode="lr-tb" style:layout-grid-color="#c0c0c0" style:layout-grid-lines="50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21:18:00</meta:creation-date>
    <meta:initial-creator>.</meta:initial-creator>
    <dc:language>pt-BR</dc:language>
    <dc:date>2015-09-21T18:05:20.358000000</dc:date>
    <meta:editing-cycles>248</meta:editing-cycles>
    <meta:editing-duration>PT22H54M37S</meta:editing-duration>
    <meta:generator>LibreOffice/4.4.1.2$Windows_x86 LibreOffice_project/45e2de17089c24a1fa810c8f975a7171ba4cd432</meta:generator>
    <meta:document-statistic meta:table-count="0" meta:image-count="0" meta:object-count="0" meta:page-count="6" meta:paragraph-count="44" meta:word-count="1296" meta:character-count="8587" meta:non-whitespace-character-count="7328"/>
    <meta:user-defined meta:name="AppVersion">12.0000</meta:user-defined>
    <meta:user-defined meta:name="Created" meta:value-type="date">2013-09-09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3-09-1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